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9606in" svg:height="6.013in" svg:x="0.7264in" svg:y="4.8004in">
            <draw:object draw:notify-on-update-of-ranges="Sheet1.B5:Sheet1.O5 Sheet1.A6:Sheet1.A6 Sheet1.B6:Sheet1.N6 Sheet1.A7:Sheet1.A7 Sheet1.B7:Sheet1.N7 Sheet1.A8:Sheet1.A8 Sheet1.B8:Sheet1.N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callsimple</text:p>
          </table:table-cell>
          <table:table-cell office:value-type="string" calcext:value-type="string">
            <text:p>nqueens</text:p>
          </table:table-cell>
          <table:table-cell office:value-type="string" calcext:value-type="string">
            <text:p>pidigits</text:p>
          </table:table-cell>
          <table:table-cell office:value-type="string" calcext:value-type="string">
            <text:p>meteorcontest</text:p>
          </table:table-cell>
          <table:table-cell office:value-type="string" calcext:value-type="string">
            <text:p>fannkuch</text:p>
          </table:table-cell>
          <table:table-cell office:value-type="string" calcext:value-type="string">
            <text:p>nbody</text:p>
          </table:table-cell>
          <table:table-cell office:value-type="string" calcext:value-type="string">
            <text:p>callmethod</text:p>
          </table:table-cell>
          <table:table-cell office:value-type="string" calcext:value-type="string">
            <text:p>callmethodslots</text:p>
          </table:table-cell>
          <table:table-cell office:value-type="string" calcext:value-type="string">
            <text:p>pyston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pectralnorm</text:p>
          </table:table-cell>
          <table:table-cell/>
        </table:table-row>
        <table:table-row table:style-name="ro1">
          <table:table-cell office:value-type="string" calcext:value-type="string">
            <text:p>unty</text:p>
          </table:table-cell>
          <table:table-cell office:value-type="float" office:value="0.16516" calcext:value-type="float">
            <text:p>0.16516</text:p>
          </table:table-cell>
          <table:table-cell office:value-type="float" office:value="0.191332" calcext:value-type="float">
            <text:p>0.191332</text:p>
          </table:table-cell>
          <table:table-cell office:value-type="float" office:value="0.248214" calcext:value-type="float">
            <text:p>0.248214</text:p>
          </table:table-cell>
          <table:table-cell office:value-type="float" office:value="0.14654" calcext:value-type="float">
            <text:p>0.14654</text:p>
          </table:table-cell>
          <table:table-cell office:value-type="float" office:value="0.743582" calcext:value-type="float">
            <text:p>0.743582</text:p>
          </table:table-cell>
          <table:table-cell office:value-type="float" office:value="0.234019" calcext:value-type="float">
            <text:p>0.234019</text:p>
          </table:table-cell>
          <table:table-cell office:value-type="float" office:value="0.230386" calcext:value-type="float">
            <text:p>0.230386</text:p>
          </table:table-cell>
          <table:table-cell office:value-type="float" office:value="0.224471" calcext:value-type="float">
            <text:p>0.224471</text:p>
          </table:table-cell>
          <table:table-cell office:value-type="float" office:value="0.330886" calcext:value-type="float">
            <text:p>0.330886</text:p>
          </table:table-cell>
          <table:table-cell office:value-type="float" office:value="0.267536" calcext:value-type="float">
            <text:p>0.267536</text:p>
          </table:table-cell>
          <table:table-cell office:value-type="float" office:value="0.221163" calcext:value-type="float">
            <text:p>0.221163</text:p>
          </table:table-cell>
          <table:table-cell office:value-type="float" office:value="0.382753" calcext:value-type="float">
            <text:p>0.382753</text:p>
          </table:table-cell>
          <table:table-cell office:value-type="float" office:value="0.236086" calcext:value-type="float">
            <text:p>0.236086</text:p>
          </table:table-cell>
          <table:table-cell/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0.159316" calcext:value-type="float">
            <text:p>0.159316</text:p>
          </table:table-cell>
          <table:table-cell office:value-type="float" office:value="0.197351" calcext:value-type="float">
            <text:p>0.197351</text:p>
          </table:table-cell>
          <table:table-cell office:value-type="float" office:value="0.263699" calcext:value-type="float">
            <text:p>0.263699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859451" calcext:value-type="float">
            <text:p>0.859451</text:p>
          </table:table-cell>
          <table:table-cell office:value-type="float" office:value="0.372873" calcext:value-type="float">
            <text:p>0.372873</text:p>
          </table:table-cell>
          <table:table-cell office:value-type="float" office:value="0.584126" calcext:value-type="float">
            <text:p>0.584126</text:p>
          </table:table-cell>
          <table:table-cell office:value-type="float" office:value="0.631503" calcext:value-type="float">
            <text:p>0.631503</text:p>
          </table:table-cell>
          <table:table-cell office:value-type="float" office:value="0.946132" calcext:value-type="float">
            <text:p>0.946132</text:p>
          </table:table-cell>
          <table:table-cell office:value-type="float" office:value="0.794252" calcext:value-type="float">
            <text:p>0.794252</text:p>
          </table:table-cell>
          <table:table-cell office:value-type="float" office:value="0.748546" calcext:value-type="float">
            <text:p>0.748546</text:p>
          </table:table-cell>
          <table:table-cell office:value-type="float" office:value="1.924641" calcext:value-type="float">
            <text:p>1.924641</text:p>
          </table:table-cell>
          <table:table-cell office:value-type="float" office:value="1.261842" calcext:value-type="float">
            <text:p>1.261842</text:p>
          </table:table-cell>
          <table:table-cell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0.180106" calcext:value-type="float">
            <text:p>0.180106</text:p>
          </table:table-cell>
          <table:table-cell office:value-type="float" office:value="0.300681" calcext:value-type="float">
            <text:p>0.300681</text:p>
          </table:table-cell>
          <table:table-cell office:value-type="float" office:value="0.295395" calcext:value-type="float">
            <text:p>0.295395</text:p>
          </table:table-cell>
          <table:table-cell office:value-type="float" office:value="0.339999" calcext:value-type="float">
            <text:p>0.339999</text:p>
          </table:table-cell>
          <table:table-cell office:value-type="float" office:value="1.581747" calcext:value-type="float">
            <text:p>1.581747</text:p>
          </table:table-cell>
          <table:table-cell office:value-type="float" office:value="0.629158" calcext:value-type="float">
            <text:p>0.629158</text:p>
          </table:table-cell>
          <table:table-cell office:value-type="float" office:value="2.225407" calcext:value-type="float">
            <text:p>2.225407</text:p>
          </table:table-cell>
          <table:table-cell office:value-type="float" office:value="2.264665" calcext:value-type="float">
            <text:p>2.264665</text:p>
          </table:table-cell>
          <table:table-cell office:value-type="float" office:value="2.22401" calcext:value-type="float">
            <text:p>2.22401</text:p>
          </table:table-cell>
          <table:table-cell office:value-type="float" office:value="2.104291" calcext:value-type="float">
            <text:p>2.104291</text:p>
          </table:table-cell>
          <table:table-cell office:value-type="float" office:value="2.256237" calcext:value-type="float">
            <text:p>2.256237</text:p>
          </table:table-cell>
          <table:table-cell office:value-type="float" office:value="6.624695" calcext:value-type="float">
            <text:p>6.624695</text:p>
          </table:table-cell>
          <table:table-cell office:value-type="float" office:value="1.904817" calcext:value-type="float">
            <text:p>1.9048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simple</text:p>
          </table:table-cell>
          <table:table-cell office:value-type="string" calcext:value-type="string">
            <text:p>nqueens</text:p>
          </table:table-cell>
          <table:table-cell office:value-type="string" calcext:value-type="string">
            <text:p>pidigits</text:p>
          </table:table-cell>
          <table:table-cell office:value-type="string" calcext:value-type="string">
            <text:p>meteorcontest</text:p>
          </table:table-cell>
          <table:table-cell office:value-type="string" calcext:value-type="string">
            <text:p>fannkuch</text:p>
          </table:table-cell>
          <table:table-cell office:value-type="string" calcext:value-type="string">
            <text:p>nbody</text:p>
          </table:table-cell>
          <table:table-cell office:value-type="string" calcext:value-type="string">
            <text:p>callmethod</text:p>
          </table:table-cell>
          <table:table-cell office:value-type="string" calcext:value-type="string">
            <text:p>callmethodslots</text:p>
          </table:table-cell>
          <table:table-cell office:value-type="string" calcext:value-type="string">
            <text:p>pyston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pectralnorm</text:p>
          </table:table-cell>
          <table:table-cell/>
        </table:table-row>
        <table:table-row table:style-name="ro1">
          <table:table-cell office:value-type="string" calcext:value-type="string">
            <text:p>python3</text:p>
          </table:table-cell>
          <table:table-cell table:number-columns-repeated="1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tic</text:p>
          </table:table-cell>
          <table:table-cell table:formula="of:=[.B3]/[.B2]" office:value-type="float" office:value="0.964616129813514" calcext:value-type="float">
            <text:p>0.9646161298</text:p>
          </table:table-cell>
          <table:table-cell table:formula="of:=[.C3]/[.C2]" office:value-type="float" office:value="1.03145840737566" calcext:value-type="float">
            <text:p>1.0314584074</text:p>
          </table:table-cell>
          <table:table-cell table:formula="of:=[.D3]/[.D2]" office:value-type="float" office:value="1.06238568332165" calcext:value-type="float">
            <text:p>1.0623856833</text:p>
          </table:table-cell>
          <table:table-cell table:formula="of:=[.E3]/[.E2]" office:value-type="float" office:value="1.27679131977617" calcext:value-type="float">
            <text:p>1.2767913198</text:p>
          </table:table-cell>
          <table:table-cell table:formula="of:=[.F3]/[.F2]" office:value-type="float" office:value="1.15582545032021" calcext:value-type="float">
            <text:p>1.1558254503</text:p>
          </table:table-cell>
          <table:table-cell table:formula="of:=[.G3]/[.G2]" office:value-type="float" office:value="1.59334498480893" calcext:value-type="float">
            <text:p>1.5933449848</text:p>
          </table:table-cell>
          <table:table-cell table:formula="of:=[.H3]/[.H2]" office:value-type="float" office:value="2.53542315939337" calcext:value-type="float">
            <text:p>2.5354231594</text:p>
          </table:table-cell>
          <table:table-cell table:formula="of:=[.I3]/[.I2]" office:value-type="float" office:value="2.8132943676466" calcext:value-type="float">
            <text:p>2.8132943676</text:p>
          </table:table-cell>
          <table:table-cell table:formula="of:=[.J3]/[.J2]" office:value-type="float" office:value="2.85938963872754" calcext:value-type="float">
            <text:p>2.8593896387</text:p>
          </table:table-cell>
          <table:table-cell table:formula="of:=[.K3]/[.K2]" office:value-type="float" office:value="2.96876682016626" calcext:value-type="float">
            <text:p>2.9687668202</text:p>
          </table:table-cell>
          <table:table-cell table:formula="of:=[.L3]/[.L2]" office:value-type="float" office:value="3.38458964655028" calcext:value-type="float">
            <text:p>3.3845896466</text:p>
          </table:table-cell>
          <table:table-cell table:formula="of:=[.M3]/[.M2]" office:value-type="float" office:value="5.02841519204291" calcext:value-type="float">
            <text:p>5.028415192</text:p>
          </table:table-cell>
          <table:table-cell table:formula="of:=[.N3]/[.N2]" office:value-type="float" office:value="5.34484043950086" calcext:value-type="float">
            <text:p>5.3448404395</text:p>
          </table:table-cell>
          <table:table-cell table:formula="of:=AVERAGE([.B7:.N7])" office:value-type="float" office:value="2.46301086457261" calcext:value-type="float">
            <text:p>2.4630108646</text:p>
          </table:table-cell>
        </table:table-row>
        <table:table-row table:style-name="ro1">
          <table:table-cell office:value-type="string" calcext:value-type="string">
            <text:p>retic+blame</text:p>
          </table:table-cell>
          <table:table-cell table:formula="of:=[.B4]/[.B2]" office:value-type="float" office:value="1.09049406635989" calcext:value-type="float">
            <text:p>1.0904940664</text:p>
          </table:table-cell>
          <table:table-cell table:formula="of:=[.C4]/[.C2]" office:value-type="float" office:value="1.57151443564067" calcext:value-type="float">
            <text:p>1.5715144356</text:p>
          </table:table-cell>
          <table:table-cell table:formula="of:=[.D4]/[.D2]" office:value-type="float" office:value="1.19008194541807" calcext:value-type="float">
            <text:p>1.1900819454</text:p>
          </table:table-cell>
          <table:table-cell table:formula="of:=[.E4]/[.E2]" office:value-type="float" office:value="2.32017879077385" calcext:value-type="float">
            <text:p>2.3201787908</text:p>
          </table:table-cell>
          <table:table-cell table:formula="of:=[.F4]/[.F2]" office:value-type="float" office:value="2.12719915221186" calcext:value-type="float">
            <text:p>2.1271991522</text:p>
          </table:table-cell>
          <table:table-cell table:formula="of:=[.G4]/[.G2]" office:value-type="float" office:value="2.68849110542306" calcext:value-type="float">
            <text:p>2.6884911054</text:p>
          </table:table-cell>
          <table:table-cell table:formula="of:=[.H4]/[.H2]" office:value-type="float" office:value="9.6594714956638" calcext:value-type="float">
            <text:p>9.6594714957</text:p>
          </table:table-cell>
          <table:table-cell table:formula="of:=[.I4]/[.I2]" office:value-type="float" office:value="10.088897897724" calcext:value-type="float">
            <text:p>10.0888978977</text:p>
          </table:table-cell>
          <table:table-cell table:formula="of:=[.J4]/[.J2]" office:value-type="float" office:value="6.72137835991852" calcext:value-type="float">
            <text:p>6.7213783599</text:p>
          </table:table-cell>
          <table:table-cell table:formula="of:=[.K4]/[.K2]" office:value-type="float" office:value="7.86544988338018" calcext:value-type="float">
            <text:p>7.8654498834</text:p>
          </table:table-cell>
          <table:table-cell table:formula="of:=[.L4]/[.L2]" office:value-type="float" office:value="10.2016928690604" calcext:value-type="float">
            <text:p>10.2016928691</text:p>
          </table:table-cell>
          <table:table-cell table:formula="of:=[.M4]/[.M2]" office:value-type="float" office:value="17.3080158744673" calcext:value-type="float">
            <text:p>17.3080158745</text:p>
          </table:table-cell>
          <table:table-cell table:formula="of:=[.N4]/[.N2]" office:value-type="float" office:value="8.06831832467829" calcext:value-type="float">
            <text:p>8.0683183247</text:p>
          </table:table-cell>
          <table:table-cell table:formula="of:=AVERAGE([.B8:.N8])" office:value-type="float" office:value="6.22316801543999" calcext:value-type="float">
            <text:p>6.2231680154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table:style-name="ce1" table:formula="of:=[.B4]/[.B3]" office:value-type="float" office:value="1.1304953676969" calcext:value-type="float">
            <text:p>1.1304953677</text:p>
          </table:table-cell>
          <table:table-cell table:style-name="ce1" table:formula="of:=[.C4]/[.C3]" office:value-type="float" office:value="1.5235848817589" calcext:value-type="float">
            <text:p>1.5235848818</text:p>
          </table:table-cell>
          <table:table-cell table:style-name="ce1" table:formula="of:=[.D4]/[.D3]" office:value-type="float" office:value="1.12019764959291" calcext:value-type="float">
            <text:p>1.1201976496</text:p>
          </table:table-cell>
          <table:table-cell table:style-name="ce1" table:formula="of:=[.E4]/[.E3]" office:value-type="float" office:value="1.81719499094072" calcext:value-type="float">
            <text:p>1.8171949909</text:p>
          </table:table-cell>
          <table:table-cell table:style-name="ce1" table:formula="of:=[.F4]/[.F3]" office:value-type="float" office:value="1.84041556761235" calcext:value-type="float">
            <text:p>1.8404155676</text:p>
          </table:table-cell>
          <table:table-cell table:style-name="ce1" table:formula="of:=[.G4]/[.G3]" office:value-type="float" office:value="1.6873251750596" calcext:value-type="float">
            <text:p>1.6873251751</text:p>
          </table:table-cell>
          <table:table-cell table:style-name="ce1" table:formula="of:=[.H4]/[.H3]" office:value-type="float" office:value="3.80980644586956" calcext:value-type="float">
            <text:p>3.8098064459</text:p>
          </table:table-cell>
          <table:table-cell table:style-name="ce1" table:formula="of:=[.I4]/[.I3]" office:value-type="float" office:value="3.58615081796919" calcext:value-type="float">
            <text:p>3.586150818</text:p>
          </table:table-cell>
          <table:table-cell table:style-name="ce1" table:formula="of:=[.J4]/[.J3]" office:value-type="float" office:value="2.35063394959688" calcext:value-type="float">
            <text:p>2.3506339496</text:p>
          </table:table-cell>
          <table:table-cell table:style-name="ce1" table:formula="of:=[.K4]/[.K3]" office:value-type="float" office:value="2.64939968674929" calcext:value-type="float">
            <text:p>2.6493996867</text:p>
          </table:table-cell>
          <table:table-cell table:style-name="ce1" table:formula="of:=[.L4]/[.L3]" office:value-type="float" office:value="3.01415945045462" calcext:value-type="float">
            <text:p>3.0141594505</text:p>
          </table:table-cell>
          <table:table-cell table:style-name="ce1" table:formula="of:=[.M4]/[.M3]" office:value-type="float" office:value="3.44204191846687" calcext:value-type="float">
            <text:p>3.4420419185</text:p>
          </table:table-cell>
          <table:table-cell table:style-name="ce1" table:formula="of:=[.N4]/[.N3]" office:value-type="float" office:value="1.50955270152682" calcext:value-type="float">
            <text:p>1.5095527015</text:p>
          </table:table-cell>
          <table:table-cell table:style-name="ce1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Partially typed (old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haos</text:p>
          </table:table-cell>
          <table:table-cell office:value-type="string" calcext:value-type="string">
            <text:p>pyston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llmethod</text:p>
          </table:table-cell>
          <table:table-cell office:value-type="string" calcext:value-type="string">
            <text:p>callmethodslo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ty</text:p>
          </table:table-cell>
          <table:table-cell office:value-type="float" office:value="0.221163" calcext:value-type="float">
            <text:p>0.221163</text:p>
          </table:table-cell>
          <table:table-cell office:value-type="float" office:value="0.330886" calcext:value-type="float">
            <text:p>0.330886</text:p>
          </table:table-cell>
          <table:table-cell office:value-type="float" office:value="0.267536" calcext:value-type="float">
            <text:p>0.267536</text:p>
          </table:table-cell>
          <table:table-cell office:value-type="float" office:value="0.230386" calcext:value-type="float">
            <text:p>0.230386</text:p>
          </table:table-cell>
          <table:table-cell office:value-type="float" office:value="0.224471" calcext:value-type="float">
            <text:p>0.2244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0.755775" calcext:value-type="float">
            <text:p>0.755775</text:p>
          </table:table-cell>
          <table:table-cell office:value-type="float" office:value="1.16583" calcext:value-type="float">
            <text:p>1.16583</text:p>
          </table:table-cell>
          <table:table-cell office:value-type="float" office:value="1.04326" calcext:value-type="float">
            <text:p>1.04326</text:p>
          </table:table-cell>
          <table:table-cell office:value-type="float" office:value="1.328951" calcext:value-type="float">
            <text:p>1.328951</text:p>
          </table:table-cell>
          <table:table-cell office:value-type="float" office:value="1.348399" calcext:value-type="float">
            <text:p>1.348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1.633946" calcext:value-type="float">
            <text:p>1.633946</text:p>
          </table:table-cell>
          <table:table-cell office:value-type="float" office:value="2.7636" calcext:value-type="float">
            <text:p>2.7636</text:p>
          </table:table-cell>
          <table:table-cell office:value-type="float" office:value="2.552485" calcext:value-type="float">
            <text:p>2.552485</text:p>
          </table:table-cell>
          <table:table-cell office:value-type="float" office:value="4.341687" calcext:value-type="float">
            <text:p>4.341687</text:p>
          </table:table-cell>
          <table:table-cell office:value-type="float" office:value="4.185984" calcext:value-type="float">
            <text:p>4.1859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haos</text:p>
          </table:table-cell>
          <table:table-cell office:value-type="string" calcext:value-type="string">
            <text:p>pyston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llmethod</text:p>
          </table:table-cell>
          <table:table-cell office:value-type="string" calcext:value-type="string">
            <text:p>callmethodslo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ython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ic</text:p>
          </table:table-cell>
          <table:table-cell table:formula="of:=[.B18]/[.B17]" office:value-type="float" office:value="3.41727594579563" calcext:value-type="float">
            <text:p>3.4172759458</text:p>
          </table:table-cell>
          <table:table-cell table:formula="of:=[.C18]/[.C17]" office:value-type="float" office:value="3.523358498093" calcext:value-type="float">
            <text:p>3.5233584981</text:p>
          </table:table-cell>
          <table:table-cell table:formula="of:=[.D18]/[.D17]" office:value-type="float" office:value="3.89951258895999" calcext:value-type="float">
            <text:p>3.899512589</text:p>
          </table:table-cell>
          <table:table-cell table:formula="of:=[.E18]/[.E17]" office:value-type="float" office:value="5.7683670014671" calcext:value-type="float">
            <text:p>5.7683670015</text:p>
          </table:table-cell>
          <table:table-cell table:formula="of:=[.F18]/[.F17]" office:value-type="float" office:value="6.00700758672613" calcext:value-type="float">
            <text:p>6.0070075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ic+blame</text:p>
          </table:table-cell>
          <table:table-cell table:formula="of:=[.B19]/[.B17]" office:value-type="float" office:value="7.38797176742945" calcext:value-type="float">
            <text:p>7.3879717674</text:p>
          </table:table-cell>
          <table:table-cell table:formula="of:=[.C19]/[.C17]" office:value-type="float" office:value="8.35212127439662" calcext:value-type="float">
            <text:p>8.3521212744</text:p>
          </table:table-cell>
          <table:table-cell table:formula="of:=[.D19]/[.D17]" office:value-type="float" office:value="9.54071601578853" calcext:value-type="float">
            <text:p>9.5407160158</text:p>
          </table:table-cell>
          <table:table-cell table:formula="of:=[.E19]/[.E17]" office:value-type="float" office:value="18.8452727162241" calcext:value-type="float">
            <text:p>18.8452727162</text:p>
          </table:table-cell>
          <table:table-cell table:formula="of:=[.F19]/[.F17]" office:value-type="float" office:value="18.6482173643812" calcext:value-type="float">
            <text:p>18.6482173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tio</text:p>
          </table:table-cell>
          <table:table-cell table:style-name="ce1" table:formula="of:=[.B19]/[.B18]" office:value-type="float" office:value="2.16194766961066" calcext:value-type="float">
            <text:p>2.1619476696</text:p>
          </table:table-cell>
          <table:table-cell table:style-name="ce1" table:formula="of:=[.C19]/[.C18]" office:value-type="float" office:value="2.37049998713363" calcext:value-type="float">
            <text:p>2.3704999871</text:p>
          </table:table-cell>
          <table:table-cell table:style-name="ce1" table:formula="of:=[.D19]/[.D18]" office:value-type="float" office:value="2.44664321453904" calcext:value-type="float">
            <text:p>2.4466432145</text:p>
          </table:table-cell>
          <table:table-cell table:style-name="ce1" table:formula="of:=[.E19]/[.E18]" office:value-type="float" office:value="3.26700307234804" calcext:value-type="float">
            <text:p>3.2670030723</text:p>
          </table:table-cell>
          <table:table-cell table:style-name="ce1" table:formula="of:=[.F19]/[.F18]" office:value-type="float" office:value="3.10441048977343" calcext:value-type="float">
            <text:p>3.1044104898</text:p>
          </table:table-cell>
          <table:table-cell table:style-name="ce1"/>
          <table:table-cell table:number-columns-repeated="3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5:53:57.785300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02:43:21.699228401</meta:creation-date>
    <dc:date>2016-07-05T12:29:18.459240947</dc:date>
    <meta:editing-duration>PT5H15M40S</meta:editing-duration>
    <meta:editing-cycles>9</meta:editing-cycles>
    <meta:generator>LibreOffice/4.2.8.2$Linux_X86_64 LibreOffice_project/420m0$Build-2</meta:generator>
    <meta:document-statistic meta:table-count="1" meta:cell-count="1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7295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621cm" svg:height="15.274cm" xlink:href=".." xlink:type="simple" chart:class="chart:bar" chart:style-name="ch1">
        <chart:legend chart:legend-position="end" svg:x="41.876cm" svg:y="6.473cm" style:legend-expansion="high" chart:style-name="ch2"/>
        <chart:plot-area chart:style-name="ch3" table:cell-range-address="Sheet1.A5:Sheet1.O5 Sheet1.A6:Sheet1.N8" chart:data-source-has-labels="both" svg:x="2.316cm" svg:y="0.305cm" svg:width="38.648cm" svg:height="14.664cm">
          <chartooo:coordinate-region svg:x="3.149cm" svg:y="0.623cm" svg:width="37.121cm" svg:height="12.455cm"/>
          <chart:axis chart:dimension="x" chart:name="primary-x" chart:style-name="ch4" chartooo:axis-type="text">
            <chart:categories table:cell-range-address="Sheet1.B5:Sheet1.O5"/>
          </chart:axis>
          <chart:axis chart:dimension="y" chart:name="primary-y" chart:style-name="ch5">
            <chart:title svg:x="0.451cm" svg:y="9.637cm" chart:style-name="ch6">
              <text:p>Relative runtime</text:p>
            </chart:title>
            <chart:grid chart:style-name="ch7" chart:class="major"/>
          </chart:axis>
          <chart:series chart:style-name="ch8" chart:values-cell-range-address="Sheet1.B6:Sheet1.N6" chart:label-cell-address="Sheet1.A6:Sheet1.A6" chart:class="chart:bar">
            <chart:data-point chart:repeated="13"/>
          </chart:series>
          <chart:series chart:style-name="ch9" chart:values-cell-range-address="Sheet1.B7:Sheet1.N7" chart:label-cell-address="Sheet1.A7:Sheet1.A7" chart:class="chart:bar">
            <chart:data-point chart:repeated="13"/>
          </chart:series>
          <chart:series chart:style-name="ch10" chart:values-cell-range-address="Sheet1.B8:Sheet1.N8" chart:label-cell-address="Sheet1.A8:Sheet1.A8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lsimple</text:p>
                <draw:g>
                  <svg:desc>Sheet1.B5:Sheet1.O5</svg:desc>
                </draw:g>
              </table:table-cell>
              <table:table-cell office:value-type="string">
                <text:p>nqueens</text:p>
              </table:table-cell>
              <table:table-cell office:value-type="string">
                <text:p>pidigits</text:p>
              </table:table-cell>
              <table:table-cell office:value-type="string">
                <text:p>meteorcontest</text:p>
              </table:table-cell>
              <table:table-cell office:value-type="string">
                <text:p>fannkuch</text:p>
              </table:table-cell>
              <table:table-cell office:value-type="string">
                <text:p>nbody</text:p>
              </table:table-cell>
              <table:table-cell office:value-type="string">
                <text:p>callmethod</text:p>
              </table:table-cell>
              <table:table-cell office:value-type="string">
                <text:p>callmethodslots</text:p>
              </table:table-cell>
              <table:table-cell office:value-type="string">
                <text:p>pystone</text:p>
              </table:table-cell>
              <table:table-cell office:value-type="string">
                <text:p>float</text:p>
              </table:table-cell>
              <table:table-cell office:value-type="string">
                <text:p>chaos</text:p>
              </table:table-cell>
              <table:table-cell office:value-type="string">
                <text:p>go</text:p>
              </table:table-cell>
              <table:table-cell office:value-type="string">
                <text:p>spectralnorm</text:p>
              </table:table-cell>
            </table:table-row>
          </table:table-header-rows>
          <table:table-rows>
            <table:table-row>
              <table:table-cell office:value-type="string">
                <text:p>python3</text:p>
                <draw:g>
                  <svg:desc>Sheet1.A6:Sheet1.A6</svg:desc>
                </draw:g>
              </table:table-cell>
              <table:table-cell office:value-type="float" office:value="1">
                <text:p>1</text:p>
                <draw:g>
                  <svg:desc>Sheet1.B6:Sheet1.N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tic</text:p>
                <draw:g>
                  <svg:desc>Sheet1.A7:Sheet1.A7</svg:desc>
                </draw:g>
              </table:table-cell>
              <table:table-cell office:value-type="float" office:value="0.964616129813514">
                <text:p>0.964616129813514</text:p>
                <draw:g>
                  <svg:desc>Sheet1.B7:Sheet1.N7</svg:desc>
                </draw:g>
              </table:table-cell>
              <table:table-cell office:value-type="float" office:value="1.03145840737566">
                <text:p>1.03145840737566</text:p>
              </table:table-cell>
              <table:table-cell office:value-type="float" office:value="1.06238568332165">
                <text:p>1.06238568332165</text:p>
              </table:table-cell>
              <table:table-cell office:value-type="float" office:value="1.27679131977617">
                <text:p>1.27679131977617</text:p>
              </table:table-cell>
              <table:table-cell office:value-type="float" office:value="1.15582545032021">
                <text:p>1.15582545032021</text:p>
              </table:table-cell>
              <table:table-cell office:value-type="float" office:value="1.59334498480893">
                <text:p>1.59334498480893</text:p>
              </table:table-cell>
              <table:table-cell office:value-type="float" office:value="2.53542315939337">
                <text:p>2.53542315939337</text:p>
              </table:table-cell>
              <table:table-cell office:value-type="float" office:value="2.8132943676466">
                <text:p>2.8132943676466</text:p>
              </table:table-cell>
              <table:table-cell office:value-type="float" office:value="2.85938963872754">
                <text:p>2.85938963872754</text:p>
              </table:table-cell>
              <table:table-cell office:value-type="float" office:value="2.96876682016626">
                <text:p>2.96876682016626</text:p>
              </table:table-cell>
              <table:table-cell office:value-type="float" office:value="3.38458964655028">
                <text:p>3.38458964655028</text:p>
              </table:table-cell>
              <table:table-cell office:value-type="float" office:value="5.02841519204291">
                <text:p>5.02841519204291</text:p>
              </table:table-cell>
              <table:table-cell office:value-type="float" office:value="5.34484043950086">
                <text:p>5.34484043950086</text:p>
              </table:table-cell>
            </table:table-row>
            <table:table-row>
              <table:table-cell office:value-type="string">
                <text:p>retic+blame</text:p>
                <draw:g>
                  <svg:desc>Sheet1.A8:Sheet1.A8</svg:desc>
                </draw:g>
              </table:table-cell>
              <table:table-cell office:value-type="float" office:value="1.09049406635989">
                <text:p>1.09049406635989</text:p>
                <draw:g>
                  <svg:desc>Sheet1.B8:Sheet1.N8</svg:desc>
                </draw:g>
              </table:table-cell>
              <table:table-cell office:value-type="float" office:value="1.57151443564067">
                <text:p>1.57151443564067</text:p>
              </table:table-cell>
              <table:table-cell office:value-type="float" office:value="1.19008194541807">
                <text:p>1.19008194541807</text:p>
              </table:table-cell>
              <table:table-cell office:value-type="float" office:value="2.32017879077385">
                <text:p>2.32017879077385</text:p>
              </table:table-cell>
              <table:table-cell office:value-type="float" office:value="2.12719915221186">
                <text:p>2.12719915221186</text:p>
              </table:table-cell>
              <table:table-cell office:value-type="float" office:value="2.68849110542306">
                <text:p>2.68849110542306</text:p>
              </table:table-cell>
              <table:table-cell office:value-type="float" office:value="9.6594714956638">
                <text:p>9.6594714956638</text:p>
              </table:table-cell>
              <table:table-cell office:value-type="float" office:value="10.088897897724">
                <text:p>10.088897897724</text:p>
              </table:table-cell>
              <table:table-cell office:value-type="float" office:value="6.72137835991852">
                <text:p>6.72137835991852</text:p>
              </table:table-cell>
              <table:table-cell office:value-type="float" office:value="7.86544988338018">
                <text:p>7.86544988338018</text:p>
              </table:table-cell>
              <table:table-cell office:value-type="float" office:value="10.2016928690604">
                <text:p>10.2016928690604</text:p>
              </table:table-cell>
              <table:table-cell office:value-type="float" office:value="17.3080158744673">
                <text:p>17.3080158744673</text:p>
              </table:table-cell>
              <table:table-cell office:value-type="float" office:value="8.06831832467829">
                <text:p>8.06831832467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